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 style:list-style-name="L1">
      <style:text-properties style:font-name="Calibri" fo:font-size="11pt" style:font-size-asian="11pt" style:font-size-complex="11pt"/>
    </style:style>
    <style:style style:name="P3" style:family="paragraph" style:parent-style-name="Standard" style:list-style-name="L2">
      <style:text-properties style:font-name="Calibri" fo:font-size="11pt" style:font-size-asian="11pt" style:font-size-complex="11pt"/>
    </style:style>
    <style:style style:name="P4" style:family="paragraph" style:parent-style-name="Standard" style:list-style-name="L3">
      <style:text-properties style:font-name="Calibri" fo:font-size="11pt" style:font-size-asian="11pt" style:font-size-complex="11pt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6" style:family="paragraph" style:parent-style-name="Standard" style:list-style-name="L4">
      <style:text-properties style:font-name="Calibri" fo:font-size="11pt" style:font-size-asian="11pt" style:font-size-complex="11pt"/>
    </style:style>
    <style:style style:name="P7" style:family="paragraph" style:parent-style-name="Standard" style:list-style-name="L5">
      <style:text-properties style:font-name="Calibri" fo:font-size="11pt" style:font-size-asian="11pt" style:font-size-complex="11pt"/>
    </style:style>
    <style:style style:name="P8" style:family="paragraph" style:parent-style-name="Standard" style:list-style-name="L6">
      <style:text-properties style:font-name="Calibri" fo:font-size="11pt" style:font-size-asian="11pt" style:font-size-complex="11pt"/>
    </style:style>
    <style:style style:name="P9" style:family="paragraph" style:parent-style-name="Standard" style:list-style-name="L7">
      <style:text-properties style:font-name="Calibri" fo:font-size="11pt" style:font-size-asian="11pt" style:font-size-complex="11pt"/>
    </style:style>
    <style:style style:name="P10" style:family="paragraph" style:parent-style-name="Standard" style:list-style-name="L8">
      <style:text-properties style:font-name="Calibri" fo:font-size="11pt" style:font-size-asian="11pt" style:font-size-complex="11pt"/>
    </style:style>
    <style:style style:name="P11" style:family="paragraph" style:parent-style-name="Standard" style:list-style-name="L9">
      <style:text-properties style:font-name="Calibri" fo:font-size="11pt" style:font-size-asian="11pt" style:font-size-complex="11pt"/>
    </style:style>
    <style:style style:name="P12" style:family="paragraph" style:parent-style-name="Standard" style:list-style-name="L10">
      <style:text-properties style:font-name="Calibri" fo:font-size="11pt" style:font-size-asian="11pt" style:font-size-complex="11pt"/>
    </style:style>
    <style:style style:name="P13" style:family="paragraph" style:parent-style-name="Standard" style:list-style-name="L11">
      <style:text-properties style:font-name="Calibri" fo:font-size="11pt" style:font-size-asian="11pt" style:font-size-complex="11pt"/>
    </style:style>
    <style:style style:name="P14" style:family="paragraph" style:parent-style-name="Standard" style:list-style-name="L13">
      <style:text-properties style:font-name="Calibri" fo:font-size="11pt" style:font-size-asian="11pt" style:font-size-complex="11pt"/>
    </style:style>
    <style:style style:name="P15" style:family="paragraph" style:parent-style-name="Standard" style:list-style-name="L14">
      <style:text-properties style:font-name="Calibri" fo:font-size="11pt" style:font-size-asian="11pt" style:font-size-complex="11pt"/>
    </style:style>
    <style:style style:name="P16" style:family="paragraph" style:parent-style-name="Standard" style:list-style-name="L15">
      <style:text-properties style:font-name="Calibri" fo:font-size="11pt" style:font-size-asian="11pt" style:font-size-complex="11pt"/>
    </style:style>
    <style:style style:name="P17" style:family="paragraph" style:parent-style-name="Standard" style:list-style-name="L17">
      <style:text-properties style:font-name="Calibri" fo:font-size="11pt" style:font-size-asian="11pt" style:font-size-complex="11pt"/>
    </style:style>
    <style:style style:name="P18" style:family="paragraph" style:parent-style-name="Standard" style:list-style-name="L18">
      <style:text-properties style:font-name="Calibri" fo:font-size="11pt" style:font-size-asian="11pt" style:font-size-complex="11pt"/>
    </style:style>
    <style:style style:name="P19" style:family="paragraph" style:parent-style-name="Standard" style:list-style-name="L19">
      <style:text-properties style:font-name="Calibri" fo:font-size="11pt" style:font-size-asian="11pt" style:font-size-complex="11pt"/>
    </style:style>
    <style:style style:name="P20" style:family="paragraph" style:parent-style-name="Standard" style:list-style-name="L20">
      <style:text-properties style:font-name="Calibri" fo:font-size="11pt" style:font-size-asian="11pt" style:font-size-complex="11pt"/>
    </style:style>
    <style:style style:name="P21" style:family="paragraph" style:parent-style-name="Standard" style:list-style-name="L21">
      <style:text-properties style:font-name="Calibri" fo:font-size="11pt" style:font-size-asian="11pt" style:font-size-complex="11pt"/>
    </style:style>
    <style:style style:name="P22" style:family="paragraph" style:parent-style-name="Standard" style:list-style-name="L22">
      <style:text-properties style:font-name="Calibri" fo:font-size="11pt" style:font-size-asian="11pt" style:font-size-complex="11pt"/>
    </style:style>
    <style:style style:name="P23" style:family="paragraph" style:parent-style-name="Standard" style:list-style-name="L23">
      <style:text-properties style:font-name="Calibri" fo:font-size="11pt" style:font-size-asian="11pt" style:font-size-complex="11pt"/>
    </style:style>
    <style:style style:name="P24" style:family="paragraph" style:parent-style-name="Standard" style:list-style-name="L23"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Standard" style:list-style-name="L12">
      <style:paragraph-properties fo:margin-left="0cm" fo:margin-right="0.026cm" fo:text-indent="0cm" style:auto-text-indent="false"/>
      <style:text-properties style:font-name="Calibri" fo:font-size="11pt" style:font-size-asian="11pt" style:font-size-complex="11pt"/>
    </style:style>
    <style:style style:name="P26" style:family="paragraph" style:parent-style-name="Standard" style:list-style-name="L16">
      <style:paragraph-properties fo:margin-left="-0.026cm" fo:margin-right="-0.423cm" fo:text-indent="0cm" style:auto-text-indent="false"/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91752769049003673" text:style-name="L1">
        <text:list-item>
          <text:p text:style-name="P2">War in zwei verschiedenen Choeren mit Jana <text:s text:c="3"/>--- <text:s text:c="2"/><text:span text:style-name="T3">LISA</text:span></text:p>
          <text:p text:style-name="P2"/>
        </text:list-item>
      </text:list>
      <text:list xml:id="list3471373775641486317" text:style-name="L2">
        <text:list-item>
          <text:p text:style-name="P3">Vieze-sueddeutsche Meisterin im Rollkunstlauf 2001 <text:s text:c="2"/>--- <text:s text:c="2"/><text:span text:style-name="T3">ANISSA</text:span></text:p>
          <text:p text:style-name="P3"/>
        </text:list-item>
      </text:list>
      <text:list xml:id="list2360067534032184224" text:style-name="L3">
        <text:list-item>
          <text:p text:style-name="P4">Hauttyp 4, hellbraune, olivfarbene Haut, dunkelbraunes Haar, bräunt schnell <text:s text:c="2"/>--- <text:s text:c="2"/><text:span text:style-name="T3">TASH</text:span></text:p>
          <text:p text:style-name="P4"/>
        </text:list-item>
      </text:list>
      <text:list xml:id="list7900168404619491504" text:style-name="L4">
        <text:list-item>
          <text:p text:style-name="P5">Lieber zwei, drei, statt 4, <text:s/>Lieblingsessen der Kindheit sind Hefekloesse <text:s text:c="2"/>--- <text:s text:c="2"/><text:span text:style-name="T3">PAPA SCHMIDT</text:span></text:p>
          <text:p text:style-name="P6"/>
        </text:list-item>
      </text:list>
      <text:list xml:id="list416640980582531497" text:style-name="L5">
        <text:list-item>
          <text:p text:style-name="P7">Fahrrad, Weed, Rocket League <text:s text:c="2"/>--- <text:s text:c="2"/><text:span text:style-name="T3">LUKAS</text:span></text:p>
          <text:p text:style-name="P7"/>
        </text:list-item>
      </text:list>
      <text:list xml:id="list4292349937327129461" text:style-name="L6">
        <text:list-item>
          <text:p text:style-name="P8">Marathon, trockener Rotwein <text:s text:c="2"/>--- <text:s text:c="2"/><text:span text:style-name="T3">NICI</text:span></text:p>
          <text:p text:style-name="P8"/>
        </text:list-item>
      </text:list>
      <text:list xml:id="list5437933614948578024" text:style-name="L7">
        <text:list-item>
          <text:p text:style-name="P9">Wollte als Kind Muellsammler werden, Phobie vor Bohren <text:s text:c="2"/>--- <text:s text:c="2"/><text:span text:style-name="T3">NICO</text:span></text:p>
          <text:p text:style-name="P9"/>
        </text:list-item>
      </text:list>
      <text:list xml:id="list4215841800345862321" text:style-name="L8">
        <text:list-item>
          <text:p text:style-name="P10"><text:span text:style-name="T1">Hat von Jana mal einen Haarschnitt bekommen, </text:span>Hat frueher mit Alex heimlich Haendchen gehalten <text:s text:c="2"/>--- <text:s text:c="2"/><text:span text:style-name="T3">JENS</text:span></text:p>
          <text:p text:style-name="P10"/>
        </text:list-item>
      </text:list>
      <text:list xml:id="list6911555495034316719" text:style-name="L9">
        <text:list-item>
          <text:p text:style-name="P11">Spielt in einer Band, Lieblingspferd heisst Dancer <text:s text:c="2"/>--- <text:s text:c="2"/><text:span text:style-name="T3">ENIE</text:span></text:p>
          <text:p text:style-name="P11"/>
        </text:list-item>
      </text:list>
      <text:list xml:id="list29968409444386292" text:style-name="L10">
        <text:list-item>
          <text:p text:style-name="P12">Ist sehr von den eigenen Sudoku-Skills ueberzeugt, hat menschliche Knochen in Peru ausgegraben <text:s text:c="2"/>--- <text:s text:c="2"/><text:span text:style-name="T3">ADELE</text:span></text:p>
          <text:p text:style-name="P12"/>
        </text:list-item>
      </text:list>
      <text:list xml:id="list8991352961570345625" text:style-name="L11">
        <text:list-item>
          <text:p text:style-name="P13">Hat eine Orgel zu Hause<text:span text:style-name="T3"> <text:s text:c="2"/>--- <text:s text:c="2"/>DANIEL</text:span></text:p>
        </text:list-item>
      </text:list>
      <text:p text:style-name="P1"/>
      <text:list xml:id="list32470748" text:continue-numbering="true" text:style-name="L11">
        <text:list-item>
          <text:p text:style-name="P13">Darf Motorradfahren, <text:bookmark text:name="docs-internal-guid-498e6e4e-7fff-097f-8038-8f40931afb30"/><text:span text:style-name="T1">"Auch in einer 2-Raum-Wohnung kann man verstecken spielen" <text:s text:c="2"/>--- <text:s text:c="2"/></text:span><text:span text:style-name="T2">CAROLIN</text:span></text:p>
        </text:list-item>
      </text:list>
      <text:list xml:id="list7507525260389380828" text:style-name="L12">
        <text:list-header>
          <text:p text:style-name="P25"/>
        </text:list-header>
      </text:list>
      <text:list xml:id="list6700361749257209360" text:style-name="L13">
        <text:list-item>
          <text:p text:style-name="P14">Hat 11 Geschwister <text:s text:c="2"/>--- <text:s text:c="2"/><text:span text:style-name="T3">MANU</text:span></text:p>
          <text:p text:style-name="P14"/>
        </text:list-item>
      </text:list>
      <text:list xml:id="list6815435070787288344" text:style-name="L14">
        <text:list-item>
          <text:p text:style-name="P15">Am liebsten mache ich Orlaub, War lange Zeit ein Rauchi <text:s text:c="2"/>--- <text:s text:c="2"/><text:span text:style-name="T3">EIKE</text:span></text:p>
          <text:p text:style-name="P15"/>
        </text:list-item>
      </text:list>
      <text:list xml:id="list4662021397860571860" text:style-name="L15">
        <text:list-item>
          <text:p text:style-name="P16">Food, Spielen, Miezen <text:s text:c="2"/>--- <text:s text:c="2"/><text:span text:style-name="T3">JASSI</text:span></text:p>
          <text:p text:style-name="P16"/>
        </text:list-item>
        <text:list-item>
          <text:p text:style-name="P16">Hat mehr als 250 Brettspiele <text:s text:c="2"/>--- <text:s text:c="2"/><text:span text:style-name="T3">RICCARDO</text:span></text:p>
        </text:list-item>
      </text:list>
      <text:list xml:id="list7487884853133041960" text:style-name="L16">
        <text:list-header>
          <text:p text:style-name="P26"/>
        </text:list-header>
      </text:list>
      <text:list xml:id="list1481551102843615204" text:style-name="L17">
        <text:list-item>
          <text:p text:style-name="P17">Opa war DDR Skat-Turnier Spieler, hat zwei Jahre lang in Belgien gewohnt <text:s text:c="2"/>--- <text:s text:c="2"/><text:span text:style-name="T3">FELIX</text:span></text:p>
          <text:p text:style-name="P17"/>
        </text:list-item>
        <text:list-item>
          <text:p text:style-name="P17"><text:s/>Hat ein einem Film mit Keanu Reeves gespielt, Hat drei kleine Zehen <text:s text:c="2"/>--- <text:s text:c="2"/><text:span text:style-name="T3">ROMI</text:span></text:p>
          <text:p text:style-name="P17"/>
        </text:list-item>
      </text:list>
      <text:list xml:id="list2576562440240707507" text:style-name="L18">
        <text:list-item>
          <text:p text:style-name="P18">Hat schon einmal Froesche gegessen, Schwerlast-/ und Deckenkrahnfuehrerschein <text:s text:c="2"/>--- <text:s text:c="2"/><text:span text:style-name="T3">FRITZ</text:span></text:p>
          <text:p text:style-name="P18"/>
        </text:list-item>
      </text:list>
      <text:list xml:id="list3988839377560350057" text:style-name="L19">
        <text:list-item>
          <text:p text:style-name="P19">Voltigiert, fast ein Christkind <text:s text:c="2"/>--- <text:s text:c="2"/><text:span text:style-name="T3">ELLA</text:span></text:p>
          <text:p text:style-name="P19"/>
        </text:list-item>
      </text:list>
      <text:list xml:id="list5856674720458267070" text:style-name="L20">
        <text:list-item>
          <text:p text:style-name="P20">Leseratte mit gesteigertem Interesse an Knochen <text:s text:c="2"/>--- <text:s text:c="2"/><text:span text:style-name="T3">MUTTI SCHMIDT</text:span></text:p>
          <text:p text:style-name="P20"/>
        </text:list-item>
      </text:list>
      <text:list xml:id="list3198369733604788526" text:style-name="L21">
        <text:list-item>
          <text:p text:style-name="P21">Hat zwei Monate wild in den Bergen gelebt <text:s text:c="2"/>--- <text:s text:c="2"/><text:span text:style-name="T3">JAVI</text:span></text:p>
          <text:p text:style-name="P21"/>
        </text:list-item>
      </text:list>
      <text:list xml:id="list1450606553240922999" text:style-name="L22">
        <text:list-item>
          <text:p text:style-name="P22">Hat wieder angefangen zu rauchen, als sie Euch kennengelernt hat <text:s text:c="2"/>--- <text:s text:c="2"/><text:span text:style-name="T3">EM</text:span></text:p>
          <text:p text:style-name="P22"/>
        </text:list-item>
      </text:list>
      <text:list xml:id="list6689615652252678397" text:style-name="L23">
        <text:list-item>
          <text:p text:style-name="P23">Spielt Geige, sehr ruhig, <text:bookmark text:name="docs-internal-guid-92d88719-7fff-dcd1-a324-92410ffcbffa"/><text:span text:style-name="T1">Kann auch mal zum Hulk werden, nur nicht grün <text:s text:c="2"/>--- <text:s text:c="2"/></text:span><text:span text:style-name="T2">EMMA</text:span></text:p>
          <text:p text:style-name="P24"/>
        </text:list-item>
        <text:list-item>
          <text:p text:style-name="P23">Geht seit 14 Jahren auf dasselbe Reggae-Festival <text:s text:c="2"/>--- <text:s text:c="2"/><text:span text:style-name="T3">MANUEL JOACHIM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F G</meta:initial-creator>
    <meta:creation-date>2024-09-27T11:27:48.47</meta:creation-date>
    <dc:date>2024-09-27T12:21:15.81</dc:date>
    <dc:creator>TF G</dc:creator>
    <meta:editing-duration>PT17M31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25" meta:word-count="274" meta:character-count="1762"/>
  </office:meta>
</office:document-meta>
</file>